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ohit Bengal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style:font-name="Lohit Bengali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style:font-name="Loma" fo:font-weight="bold" style:font-weight-asian="bold" style:font-weight-complex="bold" fo:font-size="16pt" style:font-size-asian="16pt" style:font-size-complex="16pt"/>
    </style:style>
    <style:style style:name="T5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6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7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Standard" style:list-style-name="LFO2" style:family="paragraph"/>
    <style:style style:name="P12" style:parent-style-name="Standard" style:family="paragraph">
      <style:paragraph-properties fo:margin-left="0.5in">
        <style:tab-stops/>
      </style:paragraph-properties>
    </style:style>
    <style:style style:name="T13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4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15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T18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19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20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1" style:parent-style-name="Standard" style:list-style-name="LFO2" style:family="paragraph"/>
    <style:style style:name="P22" style:parent-style-name="Standard" style:list-style-name="LFO2" style:family="paragraph"/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Standard" style:list-style-name="LFO2" style:family="paragraph"/>
    <style:style style:name="T26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27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T28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29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0" style:parent-style-name="Standard" style:list-style-name="LFO2" style:family="paragraph"/>
    <style:style style:name="P31" style:parent-style-name="Standard" style:list-style-name="LFO2" style:family="paragraph"/>
    <style:style style:name="T32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33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34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8" style:parent-style-name="Standard" style:list-style-name="LFO2" style:family="paragraph"/>
    <style:style style:name="P39" style:parent-style-name="Standard" style:list-style-name="LFO2" style:family="paragraph"/>
    <style:style style:name="P40" style:parent-style-name="Standard" style:list-style-name="LFO2" style:family="paragraph"/>
    <style:style style:name="P41" style:parent-style-name="Standard" style:list-style-name="LFO2" style:family="paragraph"/>
    <style:style style:name="P42" style:parent-style-name="Standard" style:family="paragraph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43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44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45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Standard" style:list-style-name="LFO2" style:family="paragraph"/>
    <style:style style:name="P47" style:parent-style-name="Standard" style:list-style-name="LFO2" style:family="paragraph"/>
    <style:style style:name="P48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Standard" style:list-style-name="LFO2" style:family="paragraph"/>
    <style:style style:name="P50" style:parent-style-name="Standard" style:list-style-name="LFO2" style:family="paragraph"/>
    <style:style style:name="T51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52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53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Standard" style:list-style-name="LFO2" style:family="paragraph"/>
    <style:style style:name="P55" style:parent-style-name="Standard" style:list-style-name="LFO2" style:family="paragraph"/>
    <style:style style:name="P56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Standard" style:list-style-name="LFO2" style:family="paragraph"/>
    <style:style style:name="P58" style:parent-style-name="Standard" style:list-style-name="LFO2" style:family="paragraph"/>
    <style:style style:name="P59" style:parent-style-name="Standard" style:list-style-name="LFO2" style:family="paragraph"/>
    <style:style style:name="P60" style:parent-style-name="Standard" style:list-style-name="LFO2" style:family="paragraph"/>
    <style:style style:name="P61" style:parent-style-name="Standard" style:family="paragraph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T62" style:parent-style-name="Fuentedepárrafopredeter." style:family="text">
      <style:text-properties style:font-name="Liberation Sans" fo:font-weight="bold" style:font-weight-asian="bold" style:font-weight-complex="bold" fo:color="#000000" fo:font-size="14pt" style:font-size-asian="14pt" style:font-size-complex="14pt"/>
    </style:style>
    <style:style style:name="T63" style:parent-style-name="Fuentedepárrafopredeter." style:family="text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64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5" style:parent-style-name="Standard" style:list-style-name="LFO2" style:family="paragraph"/>
    <style:style style:name="P66" style:parent-style-name="Standard" style:list-style-name="LFO2" style:family="paragraph"/>
    <style:style style:name="P67" style:parent-style-name="Standard" style:list-style-name="LFO2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P71" style:parent-style-name="Standard" style:list-style-name="LFO2" style:family="paragraph"/>
    <style:style style:name="P72" style:parent-style-name="Standard" style:family="paragraph">
      <style:text-properties style:font-name="Liberation Sans" fo:font-weight="bold" style:font-weight-asian="bold" style:font-weight-complex="bold" fo:color="#5E11A6" fo:font-size="14pt" style:font-size-asian="14pt" style:font-size-complex="14pt"/>
    </style:style>
    <style:style style:name="P73" style:parent-style-name="Standard" style:family="paragraph">
      <style:text-properties style:font-name="Liberation Sans" fo:font-weight="bold" style:font-weight-asian="bold" style:font-weight-complex="bold" fo:color="#5E11A6" fo:font-size="14pt" style:font-size-asian="14pt" style:font-size-complex="14pt"/>
    </style:style>
  </office:automatic-styles>
  <office:body>
    <office:text text:use-soft-page-breaks="true">
      <text:p text:style-name="P1">Análisis de clases</text:p>
      <text:p text:style-name="P2"><text:span text:style-name="T3">(Responsabilidades y Atributos)</text:span></text:p>
      <text:p text:style-name="P4">Caso de uso CU0003 – Manejar Comentarios</text:p>
      <text:p text:style-name="Normal"/>
      <text:p text:style-name="Normal"/>
      <text:p text:style-name="Standard"><text:span text:style-name="T5">Clase</text:span><text:span text:style-name="T6"><text:s/>Agregar Comentario Muro</text:span></text:p>
      <text:list text:style-name="LFO2" text:continue-numbering="true">
        <text:list-item>
          <text:p text:style-name="P7">Responsabilidades</text:p>
          <text:list text:continue-numbering="true">
            <text:list-item>
              <text:p text:style-name="P8">Mostrar la opción para agregar un nuevo comentario en el muro</text:p>
            </text:list-item>
            <text:list-item>
              <text:p text:style-name="P9">Mostrar el comentario agregado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10">Atributos</text:p>
          <text:list text:continue-numbering="true">
            <text:list-item>
              <text:p text:style-name="P11">Longitud del mensaje</text:p>
            </text:list-item>
          </text:list>
        </text:list-item>
      </text:list>
      <text:p text:style-name="P12"/>
      <text:p text:style-name="Standard"><text:span text:style-name="T13">Clase</text:span><text:span text:style-name="T14"><text:s/>Eliminar Comentario Muro</text:span></text:p>
      <text:list text:style-name="LFO2" text:continue-numbering="true">
        <text:list-item>
          <text:p text:style-name="P15">Responsabilidades</text:p>
          <text:list text:continue-numbering="true">
            <text:list-item>
              <text:p text:style-name="P16">Mostrar la opción para eliminar un comentario del muro</text:p>
            </text:list-item>
            <text:list-item>
              <text:p text:style-name="P17">Mostrar el muro sin el comentario eliminado</text:p>
            </text:list-item>
          </text:list>
        </text:list-item>
      </text:list>
      <text:p text:style-name="Standard"/>
      <text:p text:style-name="Standard"><text:span text:style-name="T18">Clase</text:span><text:span text:style-name="T19"><text:s/>Agregar Comentario Foto</text:span></text:p>
      <text:list text:style-name="LFO2" text:continue-numbering="true">
        <text:list-item>
          <text:p text:style-name="P20">Responsabilidades</text:p>
          <text:list text:continue-numbering="true">
            <text:list-item>
              <text:p text:style-name="P21">Mostrar la opción para agregar un comentario en una foto</text:p>
            </text:list-item>
            <text:list-item>
              <text:p text:style-name="P22">Mostrar la foto con el comentario agregado</text:p>
            </text:list-item>
          </text:list>
        </text:list-item>
      </text:list>
      <text:p text:style-name="P23"/>
      <text:list text:style-name="LFO2" text:continue-numbering="true">
        <text:list-item>
          <text:p text:style-name="P24">Atributos</text:p>
          <text:list text:continue-numbering="true">
            <text:list-item>
              <text:p text:style-name="P25">Longitud del mensaje</text:p>
            </text:list-item>
          </text:list>
        </text:list-item>
      </text:list>
      <text:p text:style-name="Standard"/>
      <text:p text:style-name="Standard"><text:span text:style-name="T26">Clase</text:span><text:span text:style-name="T27"><text:s/>Eliminar</text:span><text:span text:style-name="T28"><text:s/>Comentario Foto</text:span></text:p>
      <text:list text:style-name="LFO2" text:continue-numbering="true">
        <text:list-item>
          <text:p text:style-name="P29">Responsabilidades</text:p>
          <text:list text:continue-numbering="true">
            <text:list-item>
              <text:p text:style-name="P30">Mostrar la opción para eliminar un comentario de la foto</text:p>
            </text:list-item>
            <text:list-item>
              <text:p text:style-name="P31">Mostrar la foto sin el comentario eliminado</text:p>
            </text:list-item>
          </text:list>
        </text:list-item>
      </text:list>
      <text:p text:style-name="Standard"/>
      <text:p text:style-name="Standard"><text:span text:style-name="T32">Clase</text:span><text:span text:style-name="T33"><text:s/>Verificador de comentario nuevo</text:span></text:p>
      <text:list text:style-name="LFO2" text:continue-numbering="true">
        <text:list-item>
          <text:p text:style-name="P34">Responsabilidades</text:p>
          <text:list text:continue-numbering="true">
            <text:list-item>
              <text:p text:style-name="P35">Control de comentario válido</text:p>
            </text:list-item>
            <text:list-item>
              <text:p text:style-name="P36">Control de redundancia de comentario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37">Atributos</text:p>
          <text:list text:continue-numbering="true">
            <text:list-item>
              <text:p text:style-name="P38">Amigo que realiza el comentario</text:p>
            </text:list-item>
            <text:list-item>
              <text:p text:style-name="P39">Amigo que recibe el comentario<text:s/>en su Muro o Foto</text:p>
            </text:list-item>
            <text:list-item>
              <text:p text:style-name="P40">Destino del comentario (Muro o Foto)</text:p>
            </text:list-item>
            <text:list-item>
              <text:p text:style-name="P41">Fecha de realización</text:p>
            </text:list-item>
          </text:list>
        </text:list-item>
      </text:list>
      <text:p text:style-name="Standard"/>
      <text:p text:style-name="P42"/>
      <text:soft-page-break/>
      <text:p text:style-name="Standard"><text:span text:style-name="T43">Clase</text:span><text:span text:style-name="T44"><text:s/>Verificador de comentario eliminado</text:span></text:p>
      <text:list text:style-name="LFO2" text:continue-numbering="true">
        <text:list-item>
          <text:p text:style-name="P45">Responsabilidades</text:p>
          <text:list text:continue-numbering="true">
            <text:list-item>
              <text:p text:style-name="P46">Control de eliminación válida</text:p>
            </text:list-item>
            <text:list-item>
              <text:p text:style-name="P47">Control de redundancia de comentario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48">Atributos</text:p>
          <text:list text:continue-numbering="true">
            <text:list-item>
              <text:p text:style-name="P49">Persona que elimina el comentario(Usuario o Administrador)</text:p>
            </text:list-item>
            <text:list-item>
              <text:p text:style-name="P50">Fecha de realización</text:p>
            </text:list-item>
          </text:list>
        </text:list-item>
      </text:list>
      <text:p text:style-name="Standard"/>
      <text:p text:style-name="Standard"><text:span text:style-name="T51">Clase</text:span><text:span text:style-name="T52"><text:s/>Comentario creado</text:span></text:p>
      <text:list text:style-name="LFO2" text:continue-numbering="true">
        <text:list-item>
          <text:p text:style-name="P53">Responsabilidades</text:p>
          <text:list text:continue-numbering="true">
            <text:list-item>
              <text:p text:style-name="P54">Generar consistencia del comentario</text:p>
            </text:list-item>
            <text:list-item>
              <text:p text:style-name="P55">Control de redundancia de comentarios<text:s/>creado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56">Atributos</text:p>
          <text:list text:continue-numbering="true">
            <text:list-item>
              <text:p text:style-name="P57">Creador del comentario</text:p>
            </text:list-item>
            <text:list-item>
              <text:p text:style-name="P58">Destinatario del comentario</text:p>
            </text:list-item>
            <text:list-item>
              <text:p text:style-name="P59">Ubicación(Muro o Foto)</text:p>
            </text:list-item>
            <text:list-item>
              <text:p text:style-name="P60">Fecha de realización</text:p>
            </text:list-item>
          </text:list>
        </text:list-item>
      </text:list>
      <text:p text:style-name="P61"/>
      <text:p text:style-name="Standard"><text:span text:style-name="T62">Clase</text:span><text:span text:style-name="T63"><text:s/>Comentario eliminado</text:span></text:p>
      <text:list text:style-name="LFO2" text:continue-numbering="true">
        <text:list-item>
          <text:p text:style-name="P64">Responsabilidades</text:p>
          <text:list text:continue-numbering="true">
            <text:list-item>
              <text:p text:style-name="P65">Eliminación del comentario</text:p>
            </text:list-item>
            <text:list-item>
              <text:p text:style-name="P66">Control de redundancia de comentarios<text:s/>eliminados</text:p>
            </text:list-item>
          </text:list>
        </text:list-item>
      </text:list>
      <text:p text:style-name="Standard"/>
      <text:list text:style-name="LFO2" text:continue-numbering="true">
        <text:list-item>
          <text:p text:style-name="P67">Atributos</text:p>
          <text:list text:continue-numbering="true">
            <text:list-item>
              <text:p text:style-name="P68">Identificador de persona que elimina el comentario(Usuario o Administrador)</text:p>
            </text:list-item>
            <text:list-item>
              <text:p text:style-name="P69">Propietario del comentario</text:p>
            </text:list-item>
            <text:list-item>
              <text:p text:style-name="P70">Ubicación(Muro o Foto)</text:p>
            </text:list-item>
            <text:list-item>
              <text:p text:style-name="P71">Fecha de realización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72"/>
      <text:p text:style-name="P73"/>
      <text:p text:style-name="Standard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Lohit Bengali" svg:font-family="Lohit Bengali" style:font-family-generic="system" style:font-pitch="variable"/>
    <style:font-face style:name="Loma" svg:font-family="Loma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WenQuanYi Micro Hei" style:font-name-complex="Lohit Hind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nchogava</meta:initial-creator>
    <dc:creator>tinchogava</dc:creator>
    <meta:creation-date>2011-07-01T00:48:00Z</meta:creation-date>
    <dc:date>2011-07-01T00:48:00Z</dc:date>
    <meta:template xlink:href="Normal" xlink:type="simple"/>
    <meta:editing-cycles>2</meta:editing-cycles>
    <meta:editing-duration>PT0S</meta:editing-duration>
    <meta:document-statistic meta:page-count="2" meta:paragraph-count="3" meta:word-count="270" meta:character-count="1758" meta:row-count="12" meta:non-whitespace-character-count="1491"/>
  </office:meta>
</office:document-meta>
</file>